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1" svg:font-family="'Candara Light'" style:font-family-generic="swiss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23dc6b"/>
    </style:style>
    <style:style style:name="P2" style:family="paragraph" style:parent-style-name="Text_20_body">
      <style:text-properties officeooo:rsid="0029479f" officeooo:paragraph-rsid="002a2968"/>
    </style:style>
    <style:style style:name="P3" style:family="paragraph" style:parent-style-name="Text_20_body">
      <style:text-properties officeooo:paragraph-rsid="002a2968"/>
    </style:style>
    <style:style style:name="P4" style:family="paragraph" style:parent-style-name="Text_20_body">
      <style:text-properties officeooo:paragraph-rsid="002a795f"/>
    </style:style>
    <style:style style:name="P5" style:family="paragraph" style:parent-style-name="Text_20_body">
      <style:text-properties officeooo:rsid="002c464a" officeooo:paragraph-rsid="002c464a"/>
    </style:style>
    <style:style style:name="P6" style:family="paragraph" style:parent-style-name="Text_20_body">
      <style:text-properties officeooo:rsid="002a795f" officeooo:paragraph-rsid="002a795f"/>
    </style:style>
    <style:style style:name="P7" style:family="paragraph" style:parent-style-name="Text_20_body">
      <style:text-properties officeooo:paragraph-rsid="002d7373"/>
    </style:style>
    <style:style style:name="P8" style:family="paragraph" style:parent-style-name="Text_20_body">
      <style:text-properties officeooo:rsid="00439127" officeooo:paragraph-rsid="00998b30"/>
    </style:style>
    <style:style style:name="P9" style:family="paragraph" style:parent-style-name="Text_20_body">
      <style:text-properties officeooo:paragraph-rsid="00439127"/>
    </style:style>
    <style:style style:name="P10" style:family="paragraph" style:parent-style-name="Text_20_body">
      <style:text-properties officeooo:rsid="00490766" officeooo:paragraph-rsid="00490766"/>
    </style:style>
    <style:style style:name="P11" style:family="paragraph" style:parent-style-name="Text_20_body">
      <style:text-properties officeooo:rsid="004606c7" officeooo:paragraph-rsid="004606c7"/>
    </style:style>
    <style:style style:name="P12" style:family="paragraph" style:parent-style-name="Text_20_body">
      <style:text-properties officeooo:rsid="004606c7" officeooo:paragraph-rsid="0046193a"/>
    </style:style>
    <style:style style:name="P13" style:family="paragraph" style:parent-style-name="Text_20_body">
      <style:text-properties officeooo:paragraph-rsid="004b7b50"/>
    </style:style>
    <style:style style:name="P14" style:family="paragraph" style:parent-style-name="Text_20_body">
      <style:text-properties officeooo:rsid="00498ab5" officeooo:paragraph-rsid="00498ab5"/>
    </style:style>
    <style:style style:name="P15" style:family="paragraph" style:parent-style-name="Heading_20_1">
      <style:text-properties style:font-name="Liberation Sans" officeooo:rsid="01314c62"/>
    </style:style>
    <style:style style:name="P16" style:family="paragraph" style:parent-style-name="Heading_20_2">
      <style:text-properties style:font-name="Candara Light" fo:font-size="19.6000003814697pt" fo:font-weight="bold" officeooo:rsid="00224d91" officeooo:paragraph-rsid="00224d91" style:font-name-asian="Microsoft YaHei" style:font-size-asian="16.1000003814697pt" style:font-weight-asian="bold" style:font-name-complex="Arial" style:font-size-complex="16.1000003814697pt" style:font-weight-complex="bold"/>
    </style:style>
    <style:style style:name="P17" style:family="paragraph" style:parent-style-name="Heading_20_2">
      <style:text-properties officeooo:rsid="002a2968" officeooo:paragraph-rsid="002a2968"/>
    </style:style>
    <style:style style:name="P18" style:family="paragraph" style:parent-style-name="Text_20_body" style:list-style-name="L1">
      <style:text-properties officeooo:paragraph-rsid="003a6396"/>
    </style:style>
    <style:style style:name="P19" style:family="paragraph" style:parent-style-name="Text_20_body" style:list-style-name="L1">
      <style:text-properties officeooo:rsid="003a6396" officeooo:paragraph-rsid="003c1e5d"/>
    </style:style>
    <style:style style:name="P20" style:family="paragraph" style:parent-style-name="Text_20_body" style:list-style-name="L1">
      <style:text-properties officeooo:rsid="0041cfca" officeooo:paragraph-rsid="0041cfca"/>
    </style:style>
    <style:style style:name="P21" style:family="paragraph" style:parent-style-name="Text_20_body" style:list-style-name="L2">
      <style:text-properties officeooo:paragraph-rsid="004d2b44"/>
    </style:style>
    <style:style style:name="P22" style:family="paragraph" style:parent-style-name="Text_20_body" style:list-style-name="L2">
      <style:text-properties officeooo:rsid="0050135b" officeooo:paragraph-rsid="0050135b"/>
    </style:style>
    <style:style style:name="P23" style:family="paragraph" style:parent-style-name="Text_20_body" style:list-style-name="L2">
      <style:text-properties officeooo:rsid="00516439" officeooo:paragraph-rsid="00516439"/>
    </style:style>
    <style:style style:name="T1" style:family="text">
      <style:text-properties officeooo:rsid="00224d91"/>
    </style:style>
    <style:style style:name="T2" style:family="text">
      <style:text-properties officeooo:rsid="00234650"/>
    </style:style>
    <style:style style:name="T3" style:family="text">
      <style:text-properties officeooo:rsid="0023dc6b"/>
    </style:style>
    <style:style style:name="T4" style:family="text">
      <style:text-properties style:font-name="Liberation Sans" officeooo:rsid="0023dc6b"/>
    </style:style>
    <style:style style:name="T5" style:family="text">
      <style:text-properties style:font-name="Liberation Sans" officeooo:rsid="002a795f"/>
    </style:style>
    <style:style style:name="T6" style:family="text">
      <style:text-properties style:font-name="Liberation Sans" fo:font-weight="bold" officeooo:rsid="0023dc6b" style:font-weight-asian="bold" style:font-weight-complex="bold"/>
    </style:style>
    <style:style style:name="T7" style:family="text">
      <style:text-properties style:font-name="Liberation Sans" fo:font-weight="bold" officeooo:rsid="0032a738" style:font-weight-asian="bold" style:font-weight-complex="bold"/>
    </style:style>
    <style:style style:name="T8" style:family="text">
      <style:text-properties style:font-name="Liberation Sans" fo:font-weight="bold" officeooo:rsid="002a795f" style:font-weight-asian="bold" style:font-weight-complex="bold"/>
    </style:style>
    <style:style style:name="T9" style:family="text">
      <style:text-properties style:font-name="Liberation Sans" fo:font-weight="bold" officeooo:rsid="002d7373" style:font-weight-asian="bold" style:font-weight-complex="bold"/>
    </style:style>
    <style:style style:name="T10" style:family="text">
      <style:text-properties style:font-name="Liberation Sans" fo:font-weight="bold" officeooo:rsid="002df333" style:font-weight-asian="bold" style:font-weight-complex="bold"/>
    </style:style>
    <style:style style:name="T11" style:family="text">
      <style:text-properties style:font-name="Liberation Sans" fo:font-weight="bold" officeooo:rsid="00439127" style:font-weight-asian="bold" style:font-weight-complex="bold"/>
    </style:style>
    <style:style style:name="T12" style:family="text">
      <style:text-properties style:font-name="Liberation Sans" fo:font-weight="bold" officeooo:rsid="004b7b50" style:font-weight-asian="bold" style:font-weight-complex="bold"/>
    </style:style>
    <style:style style:name="T13" style:family="text">
      <style:text-properties style:font-name="Liberation Sans" fo:font-weight="bold" officeooo:rsid="004d2b44" style:font-weight-asian="bold" style:font-weight-complex="bold"/>
    </style:style>
    <style:style style:name="T14" style:family="text">
      <style:text-properties style:font-name="Liberation Sans" fo:font-weight="bold" officeooo:rsid="0052f7fc" style:font-weight-asian="bold" style:font-weight-complex="bold"/>
    </style:style>
    <style:style style:name="T15" style:family="text">
      <style:text-properties style:font-name="Liberation Sans" officeooo:rsid="003365b5"/>
    </style:style>
    <style:style style:name="T16" style:family="text">
      <style:text-properties style:font-name="Liberation Sans" officeooo:rsid="003dc24f"/>
    </style:style>
    <style:style style:name="T17" style:family="text">
      <style:text-properties style:font-name="Liberation Sans" officeooo:rsid="004b7b50"/>
    </style:style>
    <style:style style:name="T18" style:family="text">
      <style:text-properties style:font-name="Liberation Sans" officeooo:rsid="004d2b44"/>
    </style:style>
    <style:style style:name="T19" style:family="text">
      <style:text-properties style:font-name="Liberation Sans" officeooo:rsid="0052f7fc"/>
    </style:style>
    <style:style style:name="T20" style:family="text">
      <style:text-properties officeooo:rsid="002a2968"/>
    </style:style>
    <style:style style:name="T21" style:family="text">
      <style:text-properties officeooo:rsid="002a795f"/>
    </style:style>
    <style:style style:name="T22" style:family="text">
      <style:text-properties style:font-name="Candara Light" fo:font-size="18.2000007629395pt" fo:font-weight="bold" officeooo:rsid="002a795f" style:font-name-asian="Microsoft YaHei" style:font-size-asian="14.1000003814697pt" style:font-weight-asian="bold" style:font-name-complex="Arial" style:font-size-complex="14.1000003814697pt" style:font-weight-complex="bold"/>
    </style:style>
    <style:style style:name="T23" style:family="text">
      <style:text-properties officeooo:rsid="002c464a"/>
    </style:style>
    <style:style style:name="T24" style:family="text">
      <style:text-properties officeooo:rsid="002d7373"/>
    </style:style>
    <style:style style:name="T25" style:family="text">
      <style:text-properties officeooo:rsid="002df333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224d91" style:font-weight-asian="bold" style:font-weight-complex="bold"/>
    </style:style>
    <style:style style:name="T28" style:family="text">
      <style:text-properties fo:font-weight="bold" officeooo:rsid="002d7373" style:font-weight-asian="bold" style:font-weight-complex="bold"/>
    </style:style>
    <style:style style:name="T29" style:family="text">
      <style:text-properties fo:font-weight="bold" officeooo:rsid="00234650" style:font-weight-asian="bold" style:font-weight-complex="bold"/>
    </style:style>
    <style:style style:name="T30" style:family="text">
      <style:text-properties fo:font-weight="bold" officeooo:rsid="0023dc6b" style:font-weight-asian="bold" style:font-weight-complex="bold"/>
    </style:style>
    <style:style style:name="T31" style:family="text">
      <style:text-properties fo:font-weight="bold" officeooo:rsid="0030b21b" style:font-weight-asian="bold" style:font-weight-complex="bold"/>
    </style:style>
    <style:style style:name="T32" style:family="text">
      <style:text-properties fo:font-weight="bold" officeooo:rsid="002a2968" style:font-weight-asian="bold" style:font-weight-complex="bold"/>
    </style:style>
    <style:style style:name="T33" style:family="text">
      <style:text-properties fo:font-weight="bold" officeooo:rsid="003365b5" style:font-weight-asian="bold" style:font-weight-complex="bold"/>
    </style:style>
    <style:style style:name="T34" style:family="text">
      <style:text-properties fo:font-weight="bold" officeooo:rsid="002a795f" style:font-weight-asian="bold" style:font-weight-complex="bold"/>
    </style:style>
    <style:style style:name="T35" style:family="text">
      <style:text-properties fo:font-weight="bold" officeooo:rsid="0035062a" style:font-weight-asian="bold" style:font-weight-complex="bold"/>
    </style:style>
    <style:style style:name="T36" style:family="text">
      <style:text-properties fo:font-weight="bold" officeooo:rsid="002c464a" style:font-weight-asian="bold" style:font-weight-complex="bold"/>
    </style:style>
    <style:style style:name="T37" style:family="text">
      <style:text-properties fo:font-weight="bold" officeooo:rsid="002df333" style:font-weight-asian="bold" style:font-weight-complex="bold"/>
    </style:style>
    <style:style style:name="T38" style:family="text">
      <style:text-properties fo:font-weight="bold" officeooo:rsid="00439127" style:font-weight-asian="bold" style:font-weight-complex="bold"/>
    </style:style>
    <style:style style:name="T39" style:family="text">
      <style:text-properties fo:font-weight="bold" officeooo:rsid="004606c7" style:font-weight-asian="bold" style:font-weight-complex="bold"/>
    </style:style>
    <style:style style:name="T40" style:family="text">
      <style:text-properties fo:font-weight="bold" officeooo:rsid="00498ab5" style:font-weight-asian="bold" style:font-weight-complex="bold"/>
    </style:style>
    <style:style style:name="T41" style:family="text">
      <style:text-properties fo:font-weight="bold" officeooo:rsid="004d2b44" style:font-weight-asian="bold" style:font-weight-complex="bold"/>
    </style:style>
    <style:style style:name="T42" style:family="text">
      <style:text-properties fo:font-weight="bold" officeooo:rsid="00519459" style:font-weight-asian="bold" style:font-weight-complex="bold"/>
    </style:style>
    <style:style style:name="T43" style:family="text">
      <style:text-properties fo:font-weight="bold" officeooo:rsid="0046193a" style:font-weight-asian="bold" style:font-weight-complex="bold"/>
    </style:style>
    <style:style style:name="T44" style:family="text">
      <style:text-properties fo:font-weight="bold" officeooo:rsid="004ab1e4" style:font-weight-asian="bold" style:font-weight-complex="bold"/>
    </style:style>
    <style:style style:name="T45" style:family="text">
      <style:text-properties fo:font-weight="bold" officeooo:rsid="014e7429" style:font-weight-asian="bold" style:font-weight-complex="bold"/>
    </style:style>
    <style:style style:name="T46" style:family="text">
      <style:text-properties fo:font-weight="normal" officeooo:rsid="002d7373" style:font-weight-asian="normal" style:font-weight-complex="normal"/>
    </style:style>
    <style:style style:name="T47" style:family="text">
      <style:text-properties fo:color="#2a6099"/>
    </style:style>
    <style:style style:name="T48" style:family="text">
      <style:text-properties fo:color="#2a6099" style:font-name="Liberation Sans" fo:font-weight="bold" officeooo:rsid="0023dc6b" style:font-weight-asian="bold" style:font-weight-complex="bold"/>
    </style:style>
    <style:style style:name="T49" style:family="text">
      <style:text-properties fo:color="#2a6099" style:font-name="Liberation Sans" fo:font-weight="bold" officeooo:rsid="0052f7fc" style:font-weight-asian="bold" style:font-weight-complex="bold"/>
    </style:style>
    <style:style style:name="T50" style:family="text">
      <style:text-properties fo:color="#2a6099" style:font-name="Liberation Sans" fo:font-weight="normal" officeooo:rsid="004d2b44" style:font-weight-asian="normal" style:font-weight-complex="normal"/>
    </style:style>
    <style:style style:name="T51" style:family="text">
      <style:text-properties fo:color="#2a6099" fo:font-weight="bold" style:font-weight-asian="bold" style:font-weight-complex="bold"/>
    </style:style>
    <style:style style:name="T52" style:family="text">
      <style:text-properties fo:color="#2a6099" fo:font-weight="bold" officeooo:rsid="00234650" style:font-weight-asian="bold" style:font-weight-complex="bold"/>
    </style:style>
    <style:style style:name="T53" style:family="text">
      <style:text-properties fo:color="#2a6099" fo:font-weight="bold" officeooo:rsid="003a6396" style:font-weight-asian="bold" style:font-weight-complex="bold"/>
    </style:style>
    <style:style style:name="T54" style:family="text">
      <style:text-properties fo:color="#2a6099" fo:font-weight="bold" officeooo:rsid="004294d4" style:font-weight-asian="bold" style:font-weight-complex="bold"/>
    </style:style>
    <style:style style:name="T55" style:family="text">
      <style:text-properties fo:color="#2a6099" officeooo:rsid="00998b30"/>
    </style:style>
    <style:style style:name="T56" style:family="text">
      <style:text-properties fo:color="#2a6099" officeooo:rsid="003a6396"/>
    </style:style>
    <style:style style:name="T57" style:family="text">
      <style:text-properties fo:color="#2a6099" fo:font-weight="normal" style:font-weight-asian="normal" style:font-weight-complex="normal"/>
    </style:style>
    <style:style style:name="T58" style:family="text">
      <style:text-properties fo:color="#2a6099" fo:font-weight="normal" officeooo:rsid="00490766" style:font-weight-asian="normal" style:font-weight-complex="normal"/>
    </style:style>
    <style:style style:name="T59" style:family="text">
      <style:text-properties fo:color="#2a6099" fo:font-weight="normal" officeooo:rsid="00998b30" style:font-weight-asian="normal" style:font-weight-complex="normal"/>
    </style:style>
    <style:style style:name="T60" style:family="text">
      <style:text-properties fo:color="#2a6099" fo:font-weight="normal" officeooo:rsid="004d2b44" style:font-weight-asian="normal" style:font-weight-complex="normal"/>
    </style:style>
    <style:style style:name="T61" style:family="text">
      <style:text-properties fo:color="#2a6099" fo:font-weight="normal" officeooo:rsid="0046193a" style:font-weight-asian="normal" style:font-weight-complex="normal"/>
    </style:style>
    <style:style style:name="T62" style:family="text">
      <style:text-properties fo:color="#2a6099" officeooo:rsid="0046193a"/>
    </style:style>
    <style:style style:name="T63" style:family="text">
      <style:text-properties fo:color="#2a6099" officeooo:rsid="01539108"/>
    </style:style>
    <style:style style:name="T64" style:family="text">
      <style:text-properties officeooo:rsid="003365b5"/>
    </style:style>
    <style:style style:name="T65" style:family="text">
      <style:text-properties officeooo:rsid="003a6396"/>
    </style:style>
    <style:style style:name="T66" style:family="text">
      <style:text-properties officeooo:rsid="004294d4"/>
    </style:style>
    <style:style style:name="T67" style:family="text">
      <style:text-properties officeooo:rsid="00439127"/>
    </style:style>
    <style:style style:name="T68" style:family="text">
      <style:text-properties officeooo:rsid="004606c7"/>
    </style:style>
    <style:style style:name="T69" style:family="text">
      <style:text-properties officeooo:rsid="0046193a"/>
    </style:style>
    <style:style style:name="T70" style:family="text">
      <style:text-properties officeooo:rsid="004ab1e4"/>
    </style:style>
    <style:style style:name="T71" style:family="text">
      <style:text-properties officeooo:rsid="004b7b50"/>
    </style:style>
    <style:style style:name="T72" style:family="text">
      <style:text-properties officeooo:rsid="004d2b44"/>
    </style:style>
    <style:style style:name="T73" style:family="text">
      <style:text-properties fo:color="#55308d" fo:font-weight="bold" style:font-weight-asian="bold" style:font-weight-complex="bold"/>
    </style:style>
    <style:style style:name="T74" style:family="text">
      <style:text-properties fo:color="#55308d" fo:font-weight="bold" officeooo:rsid="003c1e5d" style:font-weight-asian="bold" style:font-weight-complex="bold"/>
    </style:style>
    <style:style style:name="T75" style:family="text">
      <style:text-properties fo:color="#55308d" fo:font-weight="bold" officeooo:rsid="003a6396" style:font-weight-asian="bold" style:font-weight-complex="bold"/>
    </style:style>
    <style:style style:name="T76" style:family="text">
      <style:text-properties fo:color="#55308d" fo:font-weight="bold" officeooo:rsid="004d2b44" style:font-weight-asian="bold" style:font-weight-complex="bold"/>
    </style:style>
    <style:style style:name="T77" style:family="text">
      <style:text-properties fo:color="#bf0041" fo:font-weight="bold" officeooo:rsid="004ab1e4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Java básico</text:h>
      <text:h text:style-name="P16" text:outline-level="2">Formatos de arquivo java</text:h>
      <text:h text:style-name="Heading_20_3" text:outline-level="3">.<text:span text:style-name="T1">java</text:span></text:h>
      <text:p text:style-name="Text_20_body"><text:tab/><text:span text:style-name="T1">Um arquivo .java é um</text:span><text:span text:style-name="T27"> arquivo de código-fonte java</text:span><text:span text:style-name="T1">, o nome do arquivo deve ser o mesmo da Classe dentro do arquivo.</text:span></text:p>
      <text:h text:style-name="Heading_20_3" text:outline-level="3">.<text:span text:style-name="T1">class</text:span></text:h>
      <text:p text:style-name="Text_20_body"><text:tab/><text:span text:style-name="T1">É um </text:span><text:span text:style-name="T27">arquivo .java compilado pelo javac</text:span><text:span text:style-name="T1"> e transformado em </text:span><text:span text:style-name="T27">bytecode</text:span><text:span text:style-name="T1"> </text:span></text:p>
      <text:h text:style-name="Heading_20_3" text:outline-level="3">.<text:span text:style-name="T1">jar</text:span></text:h>
      <text:p text:style-name="Text_20_body"><text:tab/><text:span text:style-name="T27">Abreviação de Java ARchive</text:span><text:span text:style-name="T1">, é um </text:span><text:span text:style-name="T27">conjunto de classes java e metadados compactados em ZIP</text:span><text:span text:style-name="T1"> que são usados para construir um programa.</text:span></text:p>
      <text:p text:style-name="Text_20_body"><text:tab/><text:span text:style-name="T1">O .jar pode ser criado pela JVM ou por algum outro software.</text:span></text:p>
      <text:h text:style-name="Heading_20_3" text:outline-level="3">.<text:span text:style-name="T24">classpath</text:span></text:h>
      <text:p text:style-name="Text_20_body"><text:tab/><text:span text:style-name="T28">Guarda uma referência para a localização das classes do usuário</text:span><text:span text:style-name="T24"> e é usado pela JVM e outras coisas para esse fim.</text:span></text:p>
      <text:p text:style-name="Text_20_body"><text:s/><text:tab/><text:span text:style-name="T24">O </text:span><text:span text:style-name="T28">JAVA_HOME é como um classpath, porém é usado para encontrar os arquivos da API java.</text:span></text:p>
      <text:h text:style-name="Heading_20_2" text:outline-level="2">Anotações</text:h>
      <text:p text:style-name="Text_20_body"><text:tab/><text:span text:style-name="T2">Anotações </text:span><text:span text:style-name="T29">são uma forma de prover metadados sobre o programa</text:span><text:span text:style-name="T2">, as anotações </text:span><text:span text:style-name="T29">não fazem parte do programa em si.</text:span></text:p>
      <text:p text:style-name="Text_20_body"><text:tab/><text:span text:style-name="T2">Elas</text:span><text:span text:style-name="T29"> podem ser usados para prover metadados ao compilador</text:span><text:span text:style-name="T2"> </text:span><text:span text:style-name="T29">e a softwares que podem processar anotações</text:span><text:span text:style-name="T2"> (Hibernate) e fazer operações. Algumas anotações podem ser examinadas em tempo de execução.</text:span></text:p>
      <text:h text:style-name="Heading_20_3" text:outline-level="3">Elementos</text:h>
      <text:p text:style-name="P1"><text:span text:style-name="T2"><text:tab/>Uma </text:span><text:span text:style-name="T29">anotação pode incluir elemento dentro de parênteses</text:span><text:span text:style-name="T2">, exemplo: </text:span><text:span text:style-name="T52">@</text:span><text:span text:style-name="T48">Anotação</text:span><text:span text:style-name="T52"> (key=“value”)</text:span><text:span text:style-name="T2">. Se o elemento tiver nome de value e só existir um elemento é possível usar a sintaxe (@</text:span><text:span text:style-name="T4">Anotação</text:span><text:span text:style-name="T2"> (“value”)).</text:span></text:p>
      <text:h text:style-name="Heading_20_3" text:outline-level="3">Onde usar anotações?</text:h>
      <text:p text:style-name="Text_20_body"><text:tab/><text:span text:style-name="T3">Anotações </text:span><text:span text:style-name="T30">podem ser usadas em declarações de classes, atributos, métodos e outros, também é possível usar uma anotação como tipo.</text:span></text:p>
      <text:h text:style-name="Heading_20_3" text:outline-level="3"><text:soft-page-break/>Criando anotações</text:h>
      <text:p text:style-name="P1"><text:span text:style-name="T3"><text:tab/>Na prática uma anotação é um </text:span><text:span text:style-name="T31">arquivo .java com declarado como</text:span><text:span text:style-name="T30"> @interface</text:span><text:span text:style-name="T3"> e os </text:span><text:span text:style-name="T30">elementos são declarados como </text:span><text:span text:style-name="T6">m</text:span><text:span text:style-name="T7">étodos abstratos</text:span><text:span text:style-name="T3">, podendo conter valores default.</text:span></text:p>
      <text:h text:style-name="P17" text:outline-level="2">Java.time</text:h>
      <text:p text:style-name="P2"><text:tab/>É uma <text:span text:style-name="T26">API para datas que substitui java.util.Date e possui mais funcionalidades, além de uma maior facilidade de uso. </text:span></text:p>
      <text:p text:style-name="P3"><text:tab/><text:span text:style-name="T20">Todas classes dessa API possuem um </text:span><text:span text:style-name="T32">método</text:span><text:span text:style-name="T20"> </text:span><text:span text:style-name="T32">estático</text:span><text:span text:style-name="T20"> </text:span><text:span text:style-name="T32">now</text:span><text:span text:style-name="T20"> que retorna o </text:span><text:span text:style-name="T32">tempo atual</text:span><text:span text:style-name="T20"> e </text:span><text:span text:style-name="T32">métodos</text:span><text:span text:style-name="T20"> </text:span><text:span text:style-name="T32">para</text:span><text:span text:style-name="T20"> </text:span><text:span text:style-name="T32">comparar</text:span><text:span text:style-name="T20"> o tempo sem retornar a diferença (isAfter, isEqual e isBefore).</text:span></text:p>
      <text:h text:style-name="Heading_20_3" text:outline-level="3">LocalDate</text:h>
      <text:p text:style-name="Text_20_body"><text:tab/><text:span text:style-name="T32">Representa</text:span><text:span text:style-name="T20"> </text:span><text:span text:style-name="T32">uma</text:span><text:span text:style-name="T20"> </text:span><text:span text:style-name="T32">data</text:span><text:span text:style-name="T20">, o formato </text:span><text:span text:style-name="T32">padrão</text:span><text:span text:style-name="T20"> </text:span><text:span text:style-name="T32">é</text:span><text:span text:style-name="T20"> </text:span><text:span text:style-name="T32">YYYY-mm-dd</text:span><text:span text:style-name="T20">. A classe </text:span><text:span text:style-name="T32">possui</text:span><text:span text:style-name="T20"> </text:span><text:span text:style-name="T32">diversos</text:span><text:span text:style-name="T20"> </text:span><text:span text:style-name="T32">métodos</text:span><text:span text:style-name="T20"> </text:span><text:span text:style-name="T32">get</text:span><text:span text:style-name="T20"> como o método para obter o dia da semana, o para obter o dia do ano (1-365), etc.</text:span></text:p>
      <text:p text:style-name="P4"><text:tab/><text:span text:style-name="T5">T</text:span><text:span text:style-name="T15">ambém</text:span><text:span text:style-name="T64"> possui </text:span><text:span text:style-name="T33">métodos</text:span><text:span text:style-name="T64"> </text:span><text:span text:style-name="T33">plus</text:span><text:span text:style-name="T64"> </text:span><text:span text:style-name="T33">para somar tempo</text:span><text:span text:style-name="T64">, como por exemplos plusWeeks, plusDays, etc. LocalDate </text:span><text:span text:style-name="T33">é </text:span><text:span text:style-name="T8">imutável</text:span><text:span text:style-name="T34">, toda vez que um método plus é chamado é instanciado um novo objeto.</text:span></text:p>
      <text:h text:style-name="Heading_20_3" text:outline-level="3">LocalTime</text:h>
      <text:p text:style-name="P5"><text:tab/>Representa um <text:span text:style-name="T26">tempo</text:span> <text:span text:style-name="T26">com</text:span> <text:span text:style-name="T26">horas</text:span>, <text:span text:style-name="T26">minutos</text:span>, <text:span text:style-name="T26">segundo</text:span><text:span text:style-name="T35">s</text:span> <text:span text:style-name="T26">e</text:span> <text:span text:style-name="T26">milissegundos</text:span>, possui <text:span text:style-name="T26">métodos similares a LocalDate.</text:span></text:p>
      <text:h text:style-name="Heading_20_3" text:outline-level="3">LocalDateTime</text:h>
      <text:p text:style-name="P5"><text:tab/>Representa<text:span text:style-name="T26"> LocalTime + LocalDate e possui os métodos das duas classes.</text:span></text:p>
      <text:h text:style-name="Heading_20_3" text:outline-level="3">Instant</text:h>
      <text:p text:style-name="P3"><text:tab/><text:span text:style-name="T20">Representa um </text:span><text:span text:style-name="T32">instante</text:span><text:span text:style-name="T20"> </text:span><text:span text:style-name="T32">qualquer</text:span><text:span text:style-name="T20">, a </text:span><text:span text:style-name="T32">saída padrão é YYYY-mm-dd hh:mm:ss:ms</text:span><text:span text:style-name="T20">. Os </text:span><text:span text:style-name="T32">métodos de to (ex: toMinutes) convertem um instant em outros formatos.</text:span></text:p>
      <text:h text:style-name="Heading_20_3" text:outline-level="3">Period <text:span text:style-name="T21">e </text:span><text:span text:style-name="T22">Duration</text:span></text:h>
      <text:p text:style-name="Text_20_body"><text:tab/><text:span text:style-name="T21">Period </text:span><text:span text:style-name="T34">representa</text:span><text:span text:style-name="T21"> </text:span><text:span text:style-name="T34">um</text:span><text:span text:style-name="T21"> </text:span><text:span text:style-name="T34">período</text:span><text:span text:style-name="T21"> </text:span><text:span text:style-name="T34">de</text:span><text:span text:style-name="T21"> </text:span><text:span text:style-name="T34">tempo</text:span><text:span text:style-name="T21"> em </text:span><text:span text:style-name="T34">dias, meses, anos</text:span><text:span text:style-name="T21"> e </text:span><text:span text:style-name="T8">Duration</text:span><text:span text:style-name="T21"> representa um </text:span><text:span text:style-name="T34">período de tempo em segundos e ms</text:span><text:span text:style-name="T21">.</text:span></text:p>
      <text:p text:style-name="P6"><text:tab/>Essas classes<text:span text:style-name="T26"> são usadas para comparações em isAfter, isEqual e isBefore.</text:span></text:p>
      <text:h text:style-name="Heading_20_3" text:outline-level="3"><text:soft-page-break/>DateTimeFormater</text:h>
      <text:p text:style-name="P5"><text:tab/>É uma classe<text:span text:style-name="T26"> usada para modelar um formato de data,</text:span> o método estático <text:span text:style-name="T26">ofPattern</text:span> <text:span text:style-name="T26">retorna</text:span> <text:span text:style-name="T26">um</text:span> <text:span text:style-name="T26">DateTimeFormater</text:span> <text:span text:style-name="T26">a partir de uma string</text:span> com um padrão de data.</text:p>
      <text:p text:style-name="Text_20_body"><text:tab/><text:span text:style-name="T23">A classe</text:span><text:span text:style-name="T36"> só define o padrão</text:span><text:span text:style-name="T23">, quem deve aplicá-lo é a classe de data com format.</text:span></text:p>
      <text:h text:style-name="Heading_20_2" text:outline-level="2">Generics</text:h>
      <text:p text:style-name="Text_20_body"><text:tab/><text:span text:style-name="T24">É uma função de </text:span><text:span text:style-name="T28">Java 5</text:span><text:span text:style-name="T24"> é </text:span><text:span text:style-name="T28">usado para evitar códigos redundantes e com casting excessivo</text:span><text:span text:style-name="T24"> e para</text:span><text:span text:style-name="T28"> garantir a segurança dos tipos em tempo de compilação. </text:span></text:p>
      <text:h text:style-name="Heading_20_3" text:outline-level="3">Generic em classes</text:h>
      <text:p text:style-name="P7"><text:span text:style-name="T24"><text:tab/>Quando um </text:span><text:span text:style-name="T46">generic</text:span><text:span text:style-name="T28"> </text:span><text:span text:style-name="T46">é</text:span><text:span text:style-name="T28"> definido em uma classe/interface ele é usado como um tipo que será </text:span><text:span text:style-name="T9">d</text:span><text:span text:style-name="T10">efinido</text:span><text:span text:style-name="T28"> quando a classe/interface for instanciada/implementada</text:span><text:span text:style-name="T24"> e pode ser usado em atributos, retornos de métodos, etc.</text:span></text:p>
      <text:p text:style-name="P7"><text:tab/><text:span text:style-name="T25">Quando um </text:span><text:span text:style-name="T37">generic é definido para um tipo de superclasse ele não pode receber o tipo da subclasse (</text:span><text:span text:style-name="T10">uppercasting</text:span><text:span text:style-name="T37">) por padrão,</text:span><text:span text:style-name="T25"> isso quer dizer que generics normais só aceitam o tipo que foi definido.</text:span></text:p>
      <text:h text:style-name="Heading_20_3" text:outline-level="3">Wildcards</text:h>
      <text:p text:style-name="P7"><text:tab/><text:span text:style-name="T65">É o que vai entre os &lt;&gt; e define como o generic vai se comportar, existem 3 tipos de wildcards</text:span></text:p>
      <text:list xml:id="list17578194" text:style-name="L1">
        <text:list-item>
          <text:p text:style-name="P19"><text:span text:style-name="T73">Unknowm</text:span>/<text:span text:style-name="T74">unbounded</text:span> <text:span text:style-name="T73">wildcard</text:span>: É o que foi usado acima, <text:span text:style-name="T55">só aceita</text:span><text:span text:style-name="T47"> o tipo do objeto </text:span><text:span text:style-name="T63">que</text:span><text:span text:style-name="T47"> será definido </text:span>e ele é tratado da maneira mais genérica possível é o <text:span text:style-name="T51">&lt;T&gt;.</text:span></text:p>
        </text:list-item>
        <text:list-item>
          <text:p text:style-name="P18"><text:span text:style-name="T75">Extends</text:span><text:span text:style-name="T65"> </text:span><text:span text:style-name="T75">wildcard</text:span><text:span text:style-name="T65">: Pode ser </text:span><text:span text:style-name="T56">qualquer classe que herde da classe definida ou a classe definida</text:span><text:span text:style-name="T65"> (</text:span><text:span text:style-name="T53">&lt;T extends Object&gt;</text:span><text:span text:style-name="T65">, aceita qualquer classe que herde de object </text:span><text:span text:style-name="T16">e</text:span><text:span text:style-name="T65"> object)</text:span></text:p>
        </text:list-item>
        <text:list-item>
          <text:p text:style-name="P20"><text:span text:style-name="T73">Super</text:span> <text:span text:style-name="T73">wildcard</text:span>: É um extends wildcard ao contrário, <text:span text:style-name="T47">só aceita o tipo e supertipos da classe definida</text:span>. (<text:span text:style-name="T51">&lt;</text:span><text:span text:style-name="T54">T super Object&gt;,</text:span><text:span text:style-name="T66"> aceita qualquer supertipo de object)</text:span></text:p>
        </text:list-item>
      </text:list>
      <text:h text:style-name="Heading_20_2" text:outline-level="2">Funções Lambda</text:h>
      <text:p text:style-name="P8"><text:tab/>Uma função Lambda <text:span text:style-name="T57">é uma </text:span><text:span text:style-name="T59">função anônima </text:span><text:span text:style-name="T57">que não precisa ser declarada </text:span><text:span text:style-name="T58">ou pertencer a uma classe</text:span>, em java elas <text:span text:style-name="T47">seguem a sintaxe de arrow functions</text:span> de JS ((atributos) -&gt; {corpo}).</text:p>
      <text:p text:style-name="P9"><text:span text:style-name="T67"><text:tab/>Uma lambda </text:span><text:span text:style-name="T38">pode ter zero ou mais parâmetros</text:span><text:span text:style-name="T67"> e o </text:span><text:span text:style-name="T38">tipo dos parâmetros pode ou não ser definido</text:span><text:span text:style-name="T67">, além disso</text:span><text:span text:style-name="T38"> quando </text:span><text:span text:style-name="T11">ela tem um comando </text:span><text:span text:style-name="T38">não é necessário usar chaves e o retorno é implícito.</text:span></text:p>
      <text:p text:style-name="P9"><text:soft-page-break/><text:tab/><text:span text:style-name="T39">Expressões lambda sem corpo (chaves) não podem definir valores de variáveis </text:span><text:span text:style-name="T45">externas</text:span><text:span text:style-name="T39">.</text:span><text:span text:style-name="T68"> Se uma lambda retorna um valor e usa chaves deve ser usado return.</text:span></text:p>
      <text:p text:style-name="P10"><text:tab/>A <text:span text:style-name="T26">vantagem principal é </text:span><text:span text:style-name="T40">poder criar métodos sem usar classes anônimas/interfaces e poder usar funções de primeira ordem, com suporte a callbacks.</text:span></text:p>
      <text:h text:style-name="Heading_20_3" text:outline-level="3">Interfaces funcionais</text:h>
      <text:p text:style-name="P11"><text:tab/><text:span text:style-name="T47">Uma</text:span> <text:span text:style-name="T47">interface é funcional quando ela possui um único método abstrato</text:span> <text:span text:style-name="T47">(que deve ser implementado), podendo ou não conter métodos default, constantes, etc.</text:span></text:p>
      <text:p text:style-name="P12"><text:tab/><text:span text:style-name="T51">@FunctionalInterface</text:span> é uma <text:span text:style-name="T47">anotação</text:span> <text:span text:style-name="T47">usada em interfaces funcionais</text:span> <text:span text:style-name="T47">para evitar erros</text:span> <text:span text:style-name="T69">como declarar mais de um método abstrato. Mesmo sem a anotação o compilador reconhece as interfaces funcionais.</text:span></text:p>
      <text:h text:style-name="Heading_20_4" text:outline-level="4">Interfaces funcionais da API Java</text:h>
      <text:p text:style-name="P13"><text:span text:style-name="T71"><text:tab/></text:span><text:span text:style-name="T12">Algumas interfaces de Java que atendem aos requisitos se tornaram funcionais</text:span><text:span text:style-name="T17"> (ex: Runnable, Readable, Iterable, Comparable, etc) </text:span><text:span text:style-name="T18">e também foram </text:span><text:span text:style-name="T13">adicionadas novas interfaces funcionais </text:span><text:span text:style-name="T14">em </text:span><text:span text:style-name="T49">java.util.function</text:span><text:span text:style-name="T18">, a</text:span><text:span text:style-name="T19">s mais comuns</text:span><text:span text:style-name="T18"> são:</text:span></text:p>
      <text:list xml:id="list3121608814" text:style-name="L2">
        <text:list-item>
          <text:p text:style-name="P21"><text:span text:style-name="T76">Predicate&lt;T&gt;:</text:span><text:span text:style-name="T72"> Possui um </text:span><text:span text:style-name="T60">método test que recebe um tipo </text:span><text:span text:style-name="T50">T</text:span><text:span text:style-name="T60"> e retorna um boolean</text:span><text:span text:style-name="T72">, é usado para </text:span><text:span text:style-name="T41">verificar se um predicado é verdadeiro</text:span></text:p>
        </text:list-item>
        <text:list-item>
          <text:p text:style-name="P22"><text:span text:style-name="T73">Consumer&lt;T&gt;:</text:span> Possui um <text:span text:style-name="T47">método accept que recebe um tipo T e não retorna nada</text:span>, é usado para <text:span text:style-name="T26">causar efeitos </text:span><text:span text:style-name="T42">usando T</text:span></text:p>
        </text:list-item>
        <text:list-item>
          <text:p text:style-name="P23"><text:span text:style-name="T73">Function&lt;T, R&gt;: </text:span>Possui um <text:span text:style-name="T47">método apply que recebe um tipo T e retorna um tipo R</text:span>, é usado para <text:span text:style-name="T26">aplicar uma lambda a um argumento e retornar um tipo R</text:span></text:p>
        </text:list-item>
      </text:list>
      <text:h text:style-name="Heading_20_3" text:outline-level="3">Como funcionam lambdas</text:h>
      <text:p text:style-name="P12"><text:tab/><text:span text:style-name="T69">Java </text:span><text:span text:style-name="T43">permite sobrescrever o método de uma interface diretamente, basta instanciar e adicionar {método} depois dos parênteses</text:span><text:span text:style-name="T69">, uma </text:span><text:span text:style-name="T61">função lambda é o método que sobrescreverá o método abstrato da interface</text:span><text:span text:style-name="T62">, como a interface só possui um método o compilador sabe o que sobrescrever.</text:span></text:p>
      <text:h text:style-name="Heading_20_3" text:outline-level="3">Passar lambdas como argumento</text:h>
      <text:p text:style-name="P14"><text:tab/><text:span text:style-name="T77">Declarar</text:span><text:span text:style-name="T70"> </text:span><text:span text:style-name="T77">o tipo de um parâmetro como uma interface funcional possibilita receber funções lambda como param,</text:span><text:span text:style-name="T70"> desde que elas possuam a </text:span><text:span text:style-name="T44">assinatura correta.</text:span></text:p>
      <text:h text:style-name="P15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ndara Light1" svg:font-family="'Candara Light'" style:font-family-generic="swiss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1T20:21:03.084000000</meta:creation-date>
    <meta:editing-duration>PT13H54M40S</meta:editing-duration>
    <meta:editing-cycles>242</meta:editing-cycles>
    <meta:generator>LibreOffice/6.3.4.2$Windows_X86_64 LibreOffice_project/60da17e045e08f1793c57c00ba83cdfce946d0aa</meta:generator>
    <dc:date>2020-11-07T12:15:19.933000000</dc:date>
    <meta:document-statistic meta:table-count="0" meta:image-count="0" meta:object-count="0" meta:page-count="4" meta:paragraph-count="66" meta:word-count="1037" meta:character-count="6307" meta:non-whitespace-character-count="5303"/>
    <meta:template xlink:type="simple" xlink:actuate="onRequest" xlink:title="modelo" xlink:href="../../AppData/Roaming/LibreOffice/4/user/template/modelo.ott" meta:date="2020-10-21T20:21:02.621000000"/>
  </office:meta>
</office:document-meta>
</file>